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3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62cm" svg:height="0.762cm" svg:x="16.045cm" svg:y="12.09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11.668cm" svg:y="5.82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62cm" svg:height="0.762cm" svg:x="4.816cm" svg:y="5.8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3cm" svg:x="8.764cm" svg:y="11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578cm" svg:y1="6.263cm" svg:x2="11.668cm" svg:y2="6.207cm" draw:start-shape="id1" draw:start-glue-point="10" draw:end-shape="id2" draw:end-glue-point="6" svg:d="M5578 6263c4569 0 1524-56 6090-56" svg:viewBox="0 0 6091 57">
          <text:p text:style-name="P1"/>
        </draw:connector>
        <draw:connector draw:style-name="gr3" draw:text-style-name="P1" draw:layer="layout" draw:type="curve" svg:x1="5.578cm" svg:y1="6.263cm" svg:x2="8.764cm" svg:y2="12.142cm" draw:start-shape="id1" draw:start-glue-point="10" draw:end-shape="id3" draw:end-glue-point="6" svg:d="M5578 6263c2391 0 798 5879 3186 5879" svg:viewBox="0 0 3187 5880">
          <text:p/>
        </draw:connector>
        <draw:connector draw:style-name="gr2" draw:text-style-name="P1" draw:layer="layout" draw:type="curve" draw:line-skew="-0.537cm" svg:x1="12.319cm" svg:y1="6.477cm" svg:x2="16.807cm" svg:y2="12.471cm" draw:start-shape="id2" draw:start-glue-point="9" draw:end-shape="id4" draw:end-glue-point="10" svg:d="M12319 6477c6679 0 4436 5994 4488 5994" svg:viewBox="0 0 4810 5995">
          <text:p text:style-name="P1"/>
        </draw:connector>
        <draw:connector draw:style-name="gr3" draw:text-style-name="P1" draw:layer="layout" draw:type="curve" draw:line-skew="-0.39cm" svg:x1="9.145cm" svg:y1="11.76cm" svg:x2="16.426cm" svg:y2="12.09cm" draw:start-shape="id3" draw:start-glue-point="4" draw:end-shape="id4" svg:d="M9145 11760c0-1338 7281-1503 7281 330" svg:viewBox="0 0 7282 1356">
          <text:p/>
        </draw:connector>
        <draw:connector draw:style-name="gr2" draw:text-style-name="P1" draw:layer="layout" draw:type="curve" svg:x1="9.145cm" svg:y1="11.76cm" svg:x2="12.049cm" svg:y2="6.588cm" draw:start-shape="id3" draw:start-glue-point="4" draw:end-shape="id2" draw:end-glue-point="8" svg:d="M9145 11760c0-3879 2904-1293 2904-5172" svg:viewBox="0 0 2905 5173">
          <text:p text:style-name="P1"/>
        </draw:connector>
        <draw:connector draw:style-name="gr3" draw:text-style-name="P1" draw:layer="layout" draw:type="curve" svg:x1="9.145cm" svg:y1="12.523cm" svg:x2="5.197cm" svg:y2="6.644cm" draw:start-shape="id3" draw:start-glue-point="8" draw:end-shape="id1" draw:end-glue-point="8" svg:d="M9145 12523c0 751-3948 3691-3948-5879" svg:viewBox="0 0 3949 6896">
          <text:p/>
        </draw:connector>
        <draw:frame draw:style-name="gr4" draw:text-style-name="P2" draw:layer="layout" svg:width="0.908cm" svg:height="0.573cm" svg:x="7.348cm" svg:y="12.903cm">
          <draw:text-box>
            <text:p><text:span text:style-name="T1">CR</text:span></text:p>
          </draw:text-box>
        </draw:frame>
        <draw:frame draw:style-name="gr4" draw:layer="layout" svg:width="1.179cm" svg:height="0.573cm" svg:x="10.888cm" svg:y="10.525cm">
          <draw:text-box>
            <text:p><text:span text:style-name="T1">DLIM</text:span></text:p>
          </draw:text-box>
        </draw:frame>
        <draw:frame draw:style-name="gr4" draw:layer="layout" svg:width="1.51cm" svg:height="0.573cm" svg:x="7.515cm" svg:y="5.978cm">
          <draw:text-box>
            <text:p><text:span text:style-name="T2">QUOTE</text:span></text:p>
          </draw:text-box>
        </draw:frame>
        <draw:frame draw:style-name="gr5" draw:layer="layout" svg:width="1.51cm" svg:height="0.643cm" svg:x="16.127cm" svg:y="8.239cm">
          <draw:text-box>
            <text:p><text:span text:style-name="T2">QUOTE</text:span></text:p>
          </draw:text-box>
        </draw:frame>
        <draw:frame draw:style-name="gr4" draw:layer="layout" svg:width="1.51cm" svg:height="0.573cm" svg:x="9.159cm" svg:y="9.19cm">
          <draw:text-box>
            <text:p><text:span text:style-name="T2">QUOTE</text:span></text:p>
          </draw:text-box>
        </draw:frame>
        <draw:connector draw:style-name="gr3" draw:text-style-name="P1" draw:layer="layout" draw:type="curve" draw:line-skew="-0.201cm" svg:x1="16.696cm" svg:y1="12.201cm" svg:x2="12.049cm" svg:y2="6.588cm" draw:start-shape="id4" draw:start-glue-point="11" draw:end-shape="id2" draw:end-glue-point="8" svg:d="M16696 12201c0-4593-4647-1787-4647-5613" svg:viewBox="0 0 4648 5614">
          <text:p/>
        </draw:connector>
        <draw:frame draw:style-name="gr4" draw:layer="layout" svg:width="1.51cm" svg:height="0.573cm" svg:x="13.026cm" svg:y="8.694cm">
          <draw:text-box>
            <text:p><text:span text:style-name="T2">QUOTE</text:span></text:p>
          </draw:text-box>
        </draw:frame>
        <draw:connector draw:style-name="gr3" draw:text-style-name="P1" draw:layer="layout" draw:type="curve" draw:line-skew="0.139cm -0.428cm" svg:x1="16.426cm" svg:y1="12.852cm" svg:x2="16.045cm" svg:y2="12.471cm" draw:start-shape="id4" draw:start-glue-point="8" draw:end-shape="id4" draw:end-glue-point="6" svg:d="M16426 12852c0 961-655 802-1099 466s-675-847 718-847" svg:viewBox="0 0 1442 1108">
          <text:p/>
        </draw:connector>
        <draw:frame draw:style-name="gr4" draw:layer="layout" svg:width="1.179cm" svg:height="0.573cm" svg:x="14.716cm" svg:y="13.065cm">
          <draw:text-box>
            <text:p><text:span text:style-name="T1">DLIM</text:span></text:p>
          </draw:text-box>
        </draw:frame>
        <draw:frame draw:style-name="gr4" draw:layer="layout" svg:width="1.493cm" svg:height="0.573cm" svg:x="6.444cm" svg:y="10.398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0cm -4.445cm" svg:x1="5.197cm" svg:y1="5.882cm" svg:x2="5.197cm" svg:y2="6.644cm" draw:start-shape="id1" draw:start-glue-point="4" draw:end-shape="id1" draw:end-glue-point="8" svg:d="M5197 5882c0-751-3562-501-3562 381 0 883 3562 1134 3562 381" svg:viewBox="0 0 3563 1653">
          <text:p/>
        </draw:connector>
        <draw:frame draw:style-name="gr4" draw:layer="layout" svg:width="1.179cm" svg:height="0.573cm" svg:x="2.869cm" svg:y="5.82cm">
          <draw:text-box>
            <text:p><text:span text:style-name="T1">DLIM</text:span></text:p>
          </draw:text-box>
        </draw:frame>
        <draw:connector draw:style-name="gr3" draw:text-style-name="P1" draw:layer="layout" draw:type="curve" draw:line-skew="1.429cm" svg:x1="16.156cm" svg:y1="12.201cm" svg:x2="9.526cm" svg:y2="12.142cm" draw:start-shape="id4" draw:start-glue-point="5" draw:end-shape="id3" draw:end-glue-point="10" svg:d="M16156 12201c-2911 0 403-59-6630-59" svg:viewBox="0 0 6631 60">
          <text:p/>
        </draw:connector>
        <draw:frame draw:style-name="gr4" draw:layer="layout" svg:width="1.493cm" svg:height="0.573cm" svg:x="12.557cm" svg:y="11.857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2.354cm -2.39cm" svg:x1="16.696cm" svg:y1="12.741cm" svg:x2="5.197cm" svg:y2="5.882cm" draw:start-shape="id4" draw:start-glue-point="9" draw:end-shape="id1" draw:end-glue-point="4" svg:d="M16696 12741c4450 0 3709-4875-278-7674s-11221-3521-11221 815" svg:viewBox="0 0 14536 9943">
          <text:p/>
        </draw:connector>
        <draw:frame draw:style-name="gr4" draw:text-style-name="P2" draw:layer="layout" svg:width="0.908cm" svg:height="0.573cm" svg:x="17.637cm" svg:y="12.238cm">
          <draw:text-box>
            <text:p><text:span text:style-name="T1">CR</text:span></text:p>
          </draw:text-box>
        </draw:frame>
        <draw:frame draw:style-name="gr4" draw:text-style-name="P2" draw:layer="layout" svg:width="0.908cm" svg:height="0.573cm" svg:x="3.032cm" svg:y="6.263cm">
          <draw:text-box>
            <text:p><text:span text:style-name="T1">CR</text:span></text:p>
          </draw:text-box>
        </draw:frame>
        <draw:connector draw:style-name="gr3" draw:text-style-name="P1" draw:layer="layout" draw:type="curve" draw:line-skew="0cm 1.63cm" svg:x1="12.049cm" svg:y1="5.826cm" svg:x2="12.43cm" svg:y2="6.207cm" draw:start-shape="id2" draw:start-glue-point="4" draw:end-shape="id2" draw:end-glue-point="10" svg:d="M12049 5826c0-751 1257-626 2152-343s1427 724-1771 724" svg:viewBox="0 0 2839 946">
          <text:p/>
        </draw:connector>
        <draw:frame draw:style-name="gr4" draw:layer="layout" svg:width="1.493cm" svg:height="0.573cm" svg:x="12.811cm" svg:y="5.761cm">
          <draw:text-box>
            <text:p><text:span text:style-name="T1">OTHER</text:span></text:p>
          </draw:text-box>
        </draw:frame>
        <draw:frame draw:style-name="gr4" draw:layer="layout" svg:width="1.179cm" svg:height="0.573cm" svg:x="12.811cm" svg:y="5.191cm">
          <draw:text-box>
            <text:p><text:span text:style-name="T1">DLIM</text:span></text:p>
          </draw:text-box>
        </draw:frame>
        <draw:connector draw:style-name="gr3" draw:text-style-name="P1" draw:layer="layout" draw:type="curve" draw:line-skew="1.325cm 1.607cm" svg:x1="9.526cm" svg:y1="12.142cm" svg:x2="9.145cm" svg:y2="12.523cm" draw:start-shape="id3" draw:start-glue-point="10" draw:end-shape="id3" draw:end-glue-point="8" svg:d="M9526 12142c2740 0 2284 1245 1504 2131s-1885 1412-1885-1750" svg:viewBox="0 0 2485 2811">
          <text:p/>
        </draw:connector>
        <draw:frame draw:style-name="gr4" draw:layer="layout" svg:width="1.493cm" svg:height="0.573cm" svg:x="10.271cm" svg:y="13.827cm">
          <draw:text-box>
            <text:p><text:span text:style-name="T1">OTHER</text:span></text:p>
          </draw:text-box>
        </draw:frame>
        <draw:connector draw:style-name="gr3" draw:text-style-name="P1" draw:layer="layout" draw:type="curve" draw:line-skew="-0.858cm" svg:x1="11.779cm" svg:y1="5.937cm" svg:x2="5.197cm" svg:y2="5.882cm" draw:start-shape="id2" draw:start-glue-point="5" draw:end-shape="id1" draw:end-glue-point="4" svg:d="M11779 5937c0-2205-6582-2177-6582-55" svg:viewBox="0 0 6583 1651">
          <text:p/>
        </draw:connector>
        <draw:frame draw:style-name="gr6" draw:text-style-name="P2" draw:layer="layout" svg:width="0.908cm" svg:height="0.578cm" svg:x="8.112cm" svg:y="3.948cm">
          <draw:text-box>
            <text:p><text:span text:style-name="T1">C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1-19T10:44:19.650490481</meta:creation-date>
    <dc:date>2014-11-19T13:30:18.912036966</dc:date>
    <dc:creator>Mark Mara</dc:creator>
    <meta:editing-duration>PT2H14M55S</meta:editing-duration>
    <meta:editing-cycles>4</meta:editing-cycles>
    <meta:generator>LibreOffice/4.2.7.2$Linux_X86_64 LibreOffice_project/420m0$Build-2</meta:generator>
    <meta:document-statistic meta:object-count="34"/>
  </office:meta>
</office:document-meta>
</file>